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5860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5861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5862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5863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5864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5865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5866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5867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none" draw:stroke-dash="Dashed_20__28_var_29__20_586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ffe399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solid" draw:stroke-dash="Dashed_20__28_var_29__20_586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fcebf2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solid" draw:stroke-dash="Dashed_20__28_var_29__20_587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d684b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draw:stroke-dash="Dashed_20__28_var_29__20_587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ddf0fa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solid" draw:stroke-dash="Dashed_20__28_var_29__20_5872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ed_20__28_var_29__20_5873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5" style:family="graphic" style:parent-style-name="standard">
      <style:graphic-properties draw:stroke="none" draw:stroke-dash="Dashed_20__28_var_29__20_5874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.125cm" fo:padding-bottom="0.125cm" fo:padding-left="0.049cm" fo:padding-right="0.25cm" draw:shadow="hidden" draw:shadow-offset-x="0.3cm" draw:shadow-offset-y="0.3cm" draw:shadow-color="#808080"/>
    </style:style>
    <style:style style:name="gr16" style:family="graphic" style:parent-style-name="standard">
      <style:graphic-properties draw:stroke="none" draw:stroke-dash="Dashed_20__28_var_29__20_5875" svg:stroke-width="0cm" svg:stroke-color="#000000" draw:marker-start="" draw:marker-start-width="0.3cm" draw:marker-start-center="false" draw:marker-end="" draw:marker-end-width="0.3cm" draw:marker-end-center="false" draw:fill="none" draw:fill-color="#ffffff" fo:min-height="0.419cm" fo:padding-top="0.125cm" fo:padding-bottom="0.125cm" fo:padding-left="0.25cm" fo:padding-right="0.049cm" draw:shadow="hidden" draw:shadow-offset-x="0.3cm" draw:shadow-offset-y="0.3cm" draw:shadow-color="#808080"/>
    </style:style>
    <style:style style:name="gr17" style:family="graphic" style:parent-style-name="standard">
      <style:graphic-properties draw:stroke="none" draw:stroke-dash="Dashed_20__28_var_29__20_5876" svg:stroke-width="0cm" svg:stroke-color="#000000" draw:marker-start="" draw:marker-start-width="0.3cm" draw:marker-start-center="false" draw:marker-end="" draw:marker-end-width="0.3cm" draw:marker-end-center="false" draw:fill="none" draw:fill-color="#ffffff" fo:min-height="0.419cm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ed_20__28_var_29__20_587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c3efa7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ffe399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3" style:family="paragraph">
      <loext:graphic-properties draw:fill="solid" draw:fill-color="#fcebf2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4" style:family="paragraph">
      <loext:graphic-properties draw:fill="solid" draw:fill-color="#d684b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5" style:family="paragraph">
      <loext:graphic-properties draw:fill="solid" draw:fill-color="#ddf0fa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DejaVu Sans" style:font-size-complex="10pt" style:font-style-complex="italic" style:font-weight-complex="normal" style:text-emphasize="none" style:font-relief="none"/>
    </style:style>
    <style:style style:name="P10" style:family="paragraph">
      <loext:graphic-properties draw:fill="solid" draw:fill-color="#c3efa7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DejaVu Sans" style:font-size-complex="10pt" style:font-style-complex="italic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961cm" svg:y1="12.807cm" svg:x2="7.961cm" svg:y2="17.808cm">
            <text:p/>
          </draw:line>
          <draw:line draw:style-name="gr2" draw:text-style-name="P1" draw:layer="layout" svg:x1="7.961cm" svg:y1="17.81cm" svg:x2="12.961cm" svg:y2="17.81cm">
            <text:p/>
          </draw:line>
          <draw:line draw:style-name="gr3" draw:text-style-name="P1" draw:layer="layout" svg:x1="7.961cm" svg:y1="12.805cm" svg:x2="9.961cm" svg:y2="11.805cm">
            <text:p/>
          </draw:line>
          <draw:line draw:style-name="gr4" draw:text-style-name="P1" draw:layer="layout" svg:x1="9.959cm" svg:y1="11.805cm" svg:x2="12.959cm" svg:y2="17.806cm">
            <text:p/>
          </draw:line>
          <draw:line draw:style-name="gr5" draw:text-style-name="P1" draw:layer="layout" svg:x1="7.961cm" svg:y1="15.809cm" svg:x2="11.961cm" svg:y2="15.809cm">
            <text:p/>
          </draw:line>
          <draw:line draw:style-name="gr6" draw:text-style-name="P1" draw:layer="layout" svg:x1="7.961cm" svg:y1="17.809cm" svg:x2="11.961cm" svg:y2="15.809cm">
            <text:p/>
          </draw:line>
          <draw:line draw:style-name="gr7" draw:text-style-name="P1" draw:layer="layout" svg:x1="7.961cm" svg:y1="13.807cm" svg:x2="9.961cm" svg:y2="13.807cm">
            <text:p/>
          </draw:line>
          <draw:line draw:style-name="gr8" draw:text-style-name="P1" draw:layer="layout" svg:x1="9.959cm" svg:y1="16.808cm" svg:x2="9.959cm" svg:y2="13.807cm">
            <text:p/>
          </draw:line>
          <draw:polygon draw:style-name="gr9" draw:text-style-name="P2" draw:layer="layout" svg:width="1.999cm" svg:height="1.999cm" svg:x="7.961cm" svg:y="15.809cm" svg:viewBox="0 0 2000 2000" draw:points="0,0 0,2000 2000,1000 2000,0">
            <text:p/>
          </draw:polygon>
          <draw:polygon draw:style-name="gr10" draw:text-style-name="P3" draw:layer="layout" svg:width="3.999cm" svg:height="4cm" svg:x="7.961cm" svg:y="11.805cm" svg:viewBox="0 0 4000 4001" draw:points="4000,4001 2000,0 0,1000 0,2000 2000,2000 2000,4001">
            <text:p/>
          </draw:polygon>
          <draw:polygon draw:style-name="gr11" draw:text-style-name="P4" draw:layer="layout" svg:width="1.999cm" svg:height="0.999cm" svg:x="9.959cm" svg:y="15.809cm" svg:viewBox="0 0 2000 1000" draw:points="0,1000 0,0 2000,0">
            <text:p/>
          </draw:polygon>
          <draw:polygon draw:style-name="gr12" draw:text-style-name="P5" draw:layer="layout" svg:width="4.999cm" svg:height="1.999cm" svg:x="7.961cm" svg:y="15.809cm" svg:viewBox="0 0 5000 2000" draw:points="0,2000 5000,2000 4000,0">
            <text:p/>
          </draw:polygon>
          <draw:line draw:style-name="gr13" draw:text-style-name="P6" draw:layer="layout" svg:x1="7.961cm" svg:y1="17.806cm" svg:x2="7.961cm" svg:y2="11.805cm">
            <text:p/>
          </draw:line>
          <draw:line draw:style-name="gr14" draw:text-style-name="P6" draw:layer="layout" svg:x1="7.961cm" svg:y1="17.81cm" svg:x2="13.461cm" svg:y2="17.81cm">
            <text:p/>
          </draw:line>
          <draw:frame draw:style-name="gr15" draw:text-style-name="P8" draw:layer="layout" svg:width="0.84cm" svg:height="0.63cm" svg:x="7.909cm" svg:y="17.792cm">
            <draw:text-box>
              <text:p text:style-name="P7"><text:span text:style-name="T1">A</text:span></text:p>
            </draw:text-box>
          </draw:frame>
          <draw:frame draw:style-name="gr16" draw:text-style-name="P9" draw:layer="layout" svg:width="0.482cm" svg:height="0.669cm" svg:x="12.924cm" svg:y="17.705cm">
            <draw:text-box>
              <text:p text:style-name="P7"><text:span text:style-name="T2">x</text:span></text:p>
            </draw:text-box>
          </draw:frame>
          <draw:frame draw:style-name="gr17" draw:text-style-name="P9" draw:layer="layout" svg:width="0.84cm" svg:height="0.669cm" svg:x="7.93cm" svg:y="11.496cm">
            <draw:text-box>
              <text:p text:style-name="P7"><text:span text:style-name="T2">y</text:span></text:p>
            </draw:text-box>
          </draw:frame>
          <draw:polygon draw:style-name="gr18" draw:text-style-name="P10" draw:layer="layout" svg:width="1.999cm" svg:height="1.999cm" svg:x="7.961cm" svg:y="13.807cm" svg:viewBox="0 0 2000 2000" draw:points="0,0 2000,0 2000,2000 0,200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5860" draw:display-name="Dashed (var) 5860" draw:style="rect" draw:dots1="1" draw:dots1-length="0.011cm" draw:dots2="1" draw:dots2-length="0.011cm" draw:distance="0.011cm"/>
    <draw:stroke-dash draw:name="Dashed_20__28_var_29__20_5861" draw:display-name="Dashed (var) 5861" draw:style="rect" draw:dots1="1" draw:dots1-length="0.011cm" draw:dots2="1" draw:dots2-length="0.011cm" draw:distance="0.011cm"/>
    <draw:stroke-dash draw:name="Dashed_20__28_var_29__20_5862" draw:display-name="Dashed (var) 5862" draw:style="rect" draw:dots1="1" draw:dots1-length="0.011cm" draw:dots2="1" draw:dots2-length="0.011cm" draw:distance="0.011cm"/>
    <draw:stroke-dash draw:name="Dashed_20__28_var_29__20_5863" draw:display-name="Dashed (var) 5863" draw:style="rect" draw:dots1="1" draw:dots1-length="0.011cm" draw:dots2="1" draw:dots2-length="0.011cm" draw:distance="0.011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8T13:05:35.471096416</meta:creation-date>
    <dc:date>2018-03-08T13:05:51.770644632</dc:date>
    <meta:editing-duration>PT16S</meta:editing-duration>
    <meta:editing-cycles>1</meta:editing-cycles>
    <meta:document-statistic meta:object-count="19"/>
    <meta:generator>LibreOffice/6.0.0.3$MacOSX_X86_64 LibreOffice_project/64a0f66915f38c6217de274f0aa8e15618924765</meta:generator>
  </office:meta>
</office:document-meta>
</file>